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aleway" svg:font-family="Raleway, sans-serif"/>
    <style:font-face style:name="apple-system" svg:font-family="apple-system, BlinkMacSystemFont, 'Segoe UI Adjusted', 'Segoe UI', 'Liberation Sans', sans-serif"/>
    <style:font-face style:name="inherit" svg:font-family="inherit"/>
    <style:font-face style:name="oswald" svg:font-family="oswald, sans-serif"/>
    <style:font-face style:name="roboto slab" svg:font-family="'roboto slab', serif"/>
    <style:font-face style:name="ui-monospace" svg:font-family="ui-monospace, 'Cascadia Mono', 'Segoe UI Mono', 'Liberation Mono', Menlo, Monaco, Consolas, monospace"/>
    <style:font-face style:name="var bs-font-monospace" svg:font-family="'var bs-font-monospace'"/>
    <style:font-face style:name="var ff-mono" svg:font-family="'var ff-mono'"/>
  </office:font-face-decls>
  <office:automatic-styles>
    <style:style style:name="P1" style:family="paragraph" style:parent-style-name="Heading_20_1">
      <style:paragraph-properties fo:margin-left="0cm" fo:margin-right="0cm" fo:margin-top="0cm" fo:margin-bottom="0.423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Raleway" fo:font-size="32.4000015258789pt" fo:letter-spacing="normal" fo:font-style="normal" fo:font-weight="normal"/>
    </style:style>
    <style:style style:name="P2" style:family="paragraph" style:parent-style-name="Heading_20_2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Raleway" fo:font-size="16.7999992370605pt" fo:letter-spacing="normal" fo:font-style="normal" fo:font-weight="normal"/>
    </style:style>
    <style:style style:name="P3" style:family="paragraph" style:parent-style-name="Heading_20_2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aleway" fo:font-size="16.7999992370605pt" fo:letter-spacing="normal" fo:font-style="normal" fo:font-weight="normal"/>
    </style:style>
    <style:style style:name="P4" style:family="paragraph" style:parent-style-name="Heading_20_2">
      <style:text-properties fo:font-variant="normal" fo:text-transform="none" fo:color="#000000" loext:opacity="100%" style:font-name="Raleway" fo:font-size="16.7999992370605pt" fo:letter-spacing="normal" fo:font-style="normal" fo:font-weight="normal"/>
    </style:style>
    <style:style style:name="P5" style:family="paragraph" style:parent-style-name="Heading_20_2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6" style:family="paragraph" style:parent-style-name="Heading_20_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8" style:family="paragraph" style:parent-style-name="Preformatted_20_Text">
      <style:paragraph-properties fo:margin-top="0cm" fo:margin-bottom="0cm" style:contextual-spacing="false" fo:text-align="start" style:justify-single-word="false" fo:orphans="2" fo:widows="2" fo:padding="0cm" fo:border="none"/>
    </style:style>
    <style:style style:name="P9" style:family="paragraph" style:parent-style-name="Standard">
      <style:text-properties officeooo:rsid="001c6123" officeooo:paragraph-rsid="001c6123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1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12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P13" style:family="paragraph" style:parent-style-name="Text_20_body" style:list-style-name="L1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14" style:family="paragraph" style:parent-style-name="Text_20_body" style:list-style-name="L2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15" style:family="paragraph" style:parent-style-name="Text_20_body" style:list-style-name="L3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16" style:family="paragraph" style:parent-style-name="Text_20_body" style:list-style-name="L5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17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8" style:family="paragraph" style:parent-style-name="Text_20_body" style:list-style-name="L6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19" style:family="paragraph" style:parent-style-name="Text_20_body" style:list-style-name="L7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2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aleway" fo:font-size="10.8000001907349pt" fo:letter-spacing="normal" fo:font-style="normal" fo:font-weight="normal"/>
    </style:style>
    <style:style style:name="P2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aleway" fo:font-size="10.8000001907349pt" fo:letter-spacing="normal" fo:font-style="normal" fo:font-weight="normal"/>
    </style:style>
    <style:style style:name="P22" style:family="paragraph" style:parent-style-name="Text_20_body">
      <style:text-properties fo:font-variant="normal" fo:text-transform="none" fo:color="#000000" loext:opacity="100%" style:font-name="Raleway" fo:font-size="16.7999992370605pt" fo:letter-spacing="normal" fo:font-style="normal" fo:font-weight="normal"/>
    </style:style>
    <style:style style:name="P23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22222" loext:opacity="100%" style:font-name="roboto slab" fo:font-size="12pt" fo:letter-spacing="normal" fo:font-style="normal" fo:font-weight="normal"/>
    </style:style>
    <style:style style:name="P24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roboto slab" fo:font-size="12pt" fo:letter-spacing="normal" fo:font-style="normal" fo:font-weight="normal"/>
    </style:style>
    <style:style style:name="P25" style:family="paragraph" style:parent-style-name="Text_20_body" style:list-style-name="L8">
      <style:paragraph-properties fo:margin-top="0cm" fo:margin-bottom="0cm" style:contextual-spacing="false" fo:orphans="2" fo:widows="2" fo:padding="0cm" fo:border="none"/>
      <style:text-properties fo:font-variant="normal" fo:text-transform="none" fo:color="#222222" loext:opacity="100%" style:font-name="roboto slab" fo:font-size="12pt" fo:letter-spacing="normal" fo:font-style="normal" fo:font-weight="normal"/>
    </style:style>
    <style:style style:name="P26" style:family="paragraph" style:parent-style-name="Text_20_body" style:list-style-name="L9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32629" loext:opacity="100%" style:font-name="inherit" fo:font-size="9pt" fo:letter-spacing="normal" fo:font-style="normal" fo:font-weight="normal"/>
    </style:style>
    <style:style style:name="P27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32629" loext:opacity="100%" style:font-name="apple-system" fo:font-size="9pt" fo:letter-spacing="normal" fo:font-style="normal" fo:font-weight="normal"/>
    </style:style>
    <style:style style:name="P2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29" style:family="paragraph" style:parent-style-name="Text_20_body" style:list-style-name="L9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30" style:family="paragraph" style:parent-style-name="Text_20_body" style:list-style-name="L10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size="10.8000001907349pt"/>
    </style:style>
    <style:style style:name="T2" style:family="text">
      <style:text-properties fo:font-size="10.8000001907349pt" officeooo:rsid="00155c72"/>
    </style:style>
    <style:style style:name="T3" style:family="text">
      <style:text-properties fo:font-size="10.8000001907349pt" fo:font-weight="bold" officeooo:rsid="00155c72" style:font-weight-asian="bold" style:font-weight-complex="bold"/>
    </style:style>
    <style:style style:name="T4" style:family="text">
      <style:text-properties fo:font-variant="normal" fo:text-transform="none" fo:color="#000000" loext:opacity="100%" style:font-name="Raleway" fo:font-size="10.8000001907349pt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Raleway" fo:font-size="10.8000001907349pt" fo:letter-spacing="normal" fo:font-style="normal" fo:font-weight="bold"/>
    </style:style>
    <style:style style:name="T6" style:family="text">
      <style:text-properties fo:font-variant="normal" fo:text-transform="none" fo:color="#000000" loext:opacity="100%" style:font-name="Raleway" fo:font-size="10.8000001907349pt" fo:letter-spacing="normal" fo:font-style="italic" fo:font-weight="normal"/>
    </style:style>
    <style:style style:name="T7" style:family="text">
      <style:text-properties fo:font-variant="normal" fo:text-transform="none" fo:color="#000000" loext:opacity="100%" style:font-name="Raleway" fo:font-size="16.7999992370605pt" fo:letter-spacing="normal" fo:font-style="normal" fo:font-weight="normal"/>
    </style:style>
    <style:style style:name="T8" style:family="text">
      <style:text-properties fo:font-variant="normal" fo:text-transform="none" fo:color="#000000" loext:opacity="100%" style:font-name="Raleway" fo:font-size="16.7999992370605pt" fo:letter-spacing="normal" fo:font-style="normal" fo:font-weight="normal" officeooo:rsid="00155f63"/>
    </style:style>
    <style:style style:name="T9" style:family="text">
      <style:text-properties fo:font-variant="normal" fo:text-transform="none" fo:color="#000000" loext:opacity="100%" style:font-name="Raleway" fo:font-size="16.7999992370605pt" fo:letter-spacing="normal" fo:font-style="normal" fo:font-weight="normal" officeooo:rsid="0015ee06"/>
    </style:style>
    <style:style style:name="T10" style:family="text">
      <style:text-properties fo:font-variant="normal" fo:text-transform="none" fo:color="#000000" loext:opacity="100%" style:font-name="ui-monospace" fo:font-size="10.1999998092651pt" fo:letter-spacing="normal" fo:font-style="normal" fo:font-weight="normal"/>
    </style:style>
    <style:style style:name="T11" style:family="text">
      <style:text-properties fo:font-variant="normal" fo:text-transform="none" fo:color="#000000" loext:opacity="100%" style:font-name="var bs-font-monospace" fo:font-size="29.3999996185303pt" fo:letter-spacing="0.021cm" fo:font-style="normal" fo:font-weight="normal"/>
    </style:style>
    <style:style style:name="T12" style:family="text">
      <style:text-properties fo:font-variant="normal" fo:text-transform="none" fo:color="#000000" loext:opacity="100%" style:font-name="var bs-font-monospace" fo:font-size="12pt" fo:letter-spacing="normal" fo:font-style="normal" fo:font-weight="normal" fo:background-color="#eeeeee" loext:char-shading-value="0"/>
    </style:style>
    <style:style style:name="T13" style:family="text">
      <style:text-properties fo:font-variant="normal" fo:text-transform="none" fo:color="#000000" loext:opacity="100%" style:font-name="var bs-font-monospace" fo:font-size="12pt" fo:letter-spacing="normal" fo:font-style="normal" fo:font-weight="bold" fo:background-color="#eeeeee" loext:char-shading-value="0"/>
    </style:style>
    <style:style style:name="T14" style:family="text">
      <style:text-properties fo:font-variant="normal" fo:text-transform="none" fo:color="#0556f3" loext:opacity="100%" style:text-line-through-style="none" style:text-line-through-type="none" style:font-name="Raleway" fo:font-size="10.8000001907349pt" fo:letter-spacing="normal" fo:font-style="normal" style:text-underline-style="none" fo:font-weight="bold" style:text-blinking="false"/>
    </style:style>
    <style:style style:name="T15" style:family="text">
      <style:text-properties fo:font-variant="normal" fo:text-transform="none" fo:color="#0556f3" loext:opacity="100%" style:text-line-through-style="none" style:text-line-through-type="none" style:font-name="Raleway" fo:font-size="10.8000001907349pt" fo:letter-spacing="normal" fo:font-style="normal" style:text-underline-style="none" fo:font-weight="normal" style:text-blinking="false"/>
    </style:style>
    <style:style style:name="T16" style:family="text">
      <style:text-properties fo:font-variant="normal" fo:text-transform="none" fo:color="#0556f3" loext:opacity="100%" style:text-line-through-style="none" style:text-line-through-type="none" style:font-name="ui-monospace" fo:font-size="10.1999998092651pt" fo:letter-spacing="normal" fo:font-style="normal" style:text-underline-style="none" fo:font-weight="normal" style:text-blinking="false"/>
    </style:style>
    <style:style style:name="T17" style:family="text">
      <style:text-properties fo:font-variant="normal" fo:text-transform="none" fo:color="#222222" loext:opacity="100%" style:font-name="oswald" fo:font-size="29.3999996185303pt" fo:letter-spacing="0.021cm" fo:font-style="normal" fo:font-weight="normal"/>
    </style:style>
    <style:style style:name="T18" style:family="text">
      <style:text-properties fo:font-variant="normal" fo:text-transform="none" fo:color="#222222" loext:opacity="100%" style:font-name="roboto slab" fo:font-size="12pt" fo:letter-spacing="normal" fo:font-style="normal" fo:font-weight="normal"/>
    </style:style>
    <style:style style:name="T19" style:family="text">
      <style:text-properties fo:font-variant="normal" fo:text-transform="none" fo:color="#2ba283" loext:opacity="100%" style:font-name="roboto slab" fo:font-size="12pt" fo:letter-spacing="normal" fo:font-style="normal" style:text-underline-style="solid" style:text-underline-width="auto" style:text-underline-color="font-color" fo:font-weight="normal"/>
    </style:style>
    <style:style style:name="T20" style:family="text">
      <style:text-properties fo:font-variant="normal" fo:text-transform="none" fo:color="#232629" loext:opacity="100%" style:font-name="inherit" fo:font-size="9pt" fo:letter-spacing="normal" fo:font-style="normal" fo:font-weight="bold" loext:padding="0cm" loext:border="none"/>
    </style:style>
    <style:style style:name="T21" style:family="text">
      <style:text-properties fo:font-variant="normal" fo:text-transform="none" fo:color="#232629" loext:opacity="100%" style:font-name="inherit" fo:font-size="9pt" fo:letter-spacing="normal" fo:font-style="normal" fo:font-weight="normal"/>
    </style:style>
    <style:style style:name="T22" style:family="text">
      <style:text-properties fo:font-variant="normal" fo:text-transform="none" fo:color="#232629" loext:opacity="100%" style:font-name="apple-system" fo:font-size="9pt" fo:letter-spacing="normal" fo:font-style="normal" fo:font-weight="normal"/>
    </style:style>
    <style:style style:name="T23" style:family="text">
      <style:text-properties fo:font-variant="normal" fo:text-transform="none" fo:color="#232629" loext:opacity="100%" style:font-name="var ff-mono" fo:font-size="9pt" fo:letter-spacing="normal" fo:font-style="normal" fo:font-weight="bold" loext:padding="0cm" loext:border="none"/>
    </style:style>
    <style:style style:name="T24" style:family="text">
      <style:text-properties fo:font-variant="normal" fo:text-transform="none" fo:color="#232629" loext:opacity="100%" style:font-name="var ff-mono" fo:font-size="9pt" fo:letter-spacing="normal" fo:font-style="normal" fo:font-weight="normal" loext:padding="0cm" loext:border="none"/>
    </style:style>
    <style:style style:name="T25" style:family="text">
      <style:text-properties fo:font-variant="normal" fo:text-transform="none" style:font-name="inherit" fo:font-size="7.80000019073486pt" fo:letter-spacing="normal" fo:font-style="normal" fo:font-weight="normal" fo:background-color="transparent" loext:char-shading-value="0" loext:padding="0cm" loext:border="none"/>
    </style:style>
    <style:style style:name="T26" style:family="text">
      <style:text-properties fo:font-variant="normal" fo:text-transform="none" style:font-name="inherit" fo:letter-spacing="normal" fo:font-style="normal" fo:font-weight="normal" fo:background-color="transparent" loext:char-shading-value="0" loext:padding="0cm" loext:border="none"/>
    </style:style>
    <style:style style:name="T27" style:family="text">
      <style:text-properties fo:font-variant="normal" fo:text-transform="none" fo:letter-spacing="normal" fo:background-color="transparent" loext:char-shading-value="0" loext:padding="0cm" loext:border="none"/>
    </style:style>
    <style:style style:name="T28" style:family="text">
      <style:text-properties officeooo:rsid="0013718b"/>
    </style:style>
    <style:style style:name="T29" style:family="text">
      <style:text-properties style:font-name-asian="NSimSun1" style:font-size-asian="18pt" style:font-weight-asian="bold" style:font-name-complex="Lucida Sans1" style:font-size-complex="18pt" style:font-weight-complex="bold"/>
    </style:style>
    <style:style style:name="T30" style:family="text">
      <style:text-properties fo:font-size="14pt" fo:font-weight="bold" officeooo:rsid="00155c72" style:font-size-asian="14pt" style:font-weight-asian="bold" style:font-size-complex="14pt" style:font-weight-complex="bold"/>
    </style:style>
    <style:style style:name="T31" style:family="text">
      <style:text-properties fo:font-size="24pt" fo:font-weight="bold" officeooo:rsid="00155c72" style:font-size-asian="24pt" style:font-weight-asian="bold" style:font-size-complex="24pt" style:font-weight-complex="bold"/>
    </style:style>
    <style:style style:name="T32" style:family="text">
      <style:text-properties style:font-name="var bs-font-monospace" fo:font-size="29.3999996185303pt" fo:letter-spacing="0.021cm"/>
    </style:style>
    <style:style style:name="T33" style:family="text">
      <style:text-properties fo:color="#222222" loext:opacity="100%" style:font-name="oswald" fo:font-size="29.3999996185303pt" fo:letter-spacing="0.021cm"/>
    </style:style>
    <style:style style:name="T34" style:family="text">
      <style:text-properties officeooo:rsid="001d1d85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">
        <style:list-level-properties text:space-before="0.635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">
        <style:list-level-properties text:space-before="0.635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<text:bookmark text:name="what-is-spring-resttemplate"/><text:span text:style-name="T33">What is Spring </text:span><text:span text:style-name="Source_20_Text"><text:span text:style-name="T32">RestTemplate</text:span></text:span><text:span text:style-name="T33">?</text:span></text:h>
      <text:p text:style-name="P12"><text:span text:style-name="T18">According to the official </text:span><text:a xlink:type="simple" xlink:href="https://docs.spring.io/spring-framework/docs/current/javadoc-api/org/springframework/web/client/RestTemplate.html" text:style-name="Internet_20_link" text:visited-style-name="Visited_20_Internet_20_Link"><text:span text:style-name="T19">documentation</text:span></text:a><text:span text:style-name="T18">, </text:span><text:span text:style-name="Source_20_Text"><text:span text:style-name="T12">RestTemplate</text:span></text:span><text:span text:style-name="T18"> is a synchronous client to perform HTTP requests.</text:span></text:p>
      <text:p text:style-name="P12"><text:span text:style-name="T18">It is a higher-order API since it performs HTTP requests by using an HTTP client library like the JDK </text:span><text:a xlink:type="simple" xlink:href="https://docs.oracle.com/en/java/javase/12/docs/api/java.base/java/net/HttpURLConnection.html" text:style-name="Internet_20_link" text:visited-style-name="Visited_20_Internet_20_Link"><text:span text:style-name="T19">HttpURLConnection</text:span></text:a><text:span text:style-name="T18">, Apache HttpClient, and others.</text:span></text:p>
      <text:p text:style-name="P12"><text:span text:style-name="T18">The HTTP client library takes care of all the low-level details of communication over HTTP while the </text:span><text:span text:style-name="Source_20_Text"><text:span text:style-name="T12">RestTemplate</text:span></text:span><text:span text:style-name="T18"> adds the capability of transforming the request and response in </text:span><text:a xlink:type="simple" xlink:href="https://www.json.org/json-en.html" text:style-name="Internet_20_link" text:visited-style-name="Visited_20_Internet_20_Link"><text:span text:style-name="T19">JSON</text:span></text:a><text:span text:style-name="T18"> or </text:span><text:a xlink:type="simple" xlink:href="https://www.w3.org/XML/" text:style-name="Internet_20_link" text:visited-style-name="Visited_20_Internet_20_Link"><text:span text:style-name="T19">XML</text:span></text:a><text:span text:style-name="T18"> to Java objects.</text:span></text:p>
      <text:p text:style-name="P12"><text:span text:style-name="T18">By default, </text:span><text:span text:style-name="Source_20_Text"><text:span text:style-name="T12">RestTemplate</text:span></text:span><text:span text:style-name="T18"> uses the class </text:span><text:span text:style-name="Source_20_Text"><text:span text:style-name="T12">java.net.HttpURLConnection</text:span></text:span><text:span text:style-name="T18"> as the HTTP client.</text:span></text:p>
      <text:p text:style-name="P22"/>
      <text:h text:style-name="P4" text:outline-level="2">1. Spring RestTemplate class</text:h>
      <text:p text:style-name="P10"><text:span text:style-name="T4">Accessing the REST apis inside a Spring application revolves around the use of the Spring </text:span><text:a xlink:type="simple" xlink:href="https://docs.spring.io/spring-framework/docs/current/javadoc-api/org/springframework/web/client/RestTemplate.html" office:target-frame-name="_blank" xlink:show="new" text:style-name="Internet_20_link" text:visited-style-name="Visited_20_Internet_20_Link"><text:span text:style-name="Strong_20_Emphasis"><text:span text:style-name="T14">RestTemplate</text:span></text:span></text:a><text:span text:style-name="T4"> class. The </text:span><text:span text:style-name="Source_20_Text"><text:span text:style-name="T10">RestTemplate</text:span></text:span><text:span text:style-name="T4"> class is designed on the same principles as the many other Spring </text:span><text:span text:style-name="Source_20_Text"><text:span text:style-name="T10">*Template</text:span></text:span><text:span text:style-name="T4"> classes (e.g., </text:span><text:span text:style-name="Source_20_Text"><text:span text:style-name="T10">JdbcTemplate</text:span></text:span><text:span text:style-name="T4">, </text:span><text:span text:style-name="Source_20_Text"><text:span text:style-name="T10">JmsTemplate</text:span></text:span><text:span text:style-name="T4"> ), providing a simplified approach with default behaviors for performing complex tasks.</text:span></text:p>
      <text:p text:style-name="P10"><text:span text:style-name="T4">Given that the </text:span><text:span text:style-name="Source_20_Text"><text:span text:style-name="T10">RestTemplate</text:span></text:span><text:span text:style-name="T4"> class is a </text:span><text:span text:style-name="Strong_20_Emphasis"><text:span text:style-name="T5">synchronous client and designed to call REST services</text:span></text:span><text:span text:style-name="T4">. It should come as no surprise that its primary methods are closely tied to REST’s underpinnings, which are the HTTP protocol’s methods </text:span><text:span text:style-name="Strong_20_Emphasis"><text:span text:style-name="T5">HEAD</text:span></text:span><text:span text:style-name="T4">, </text:span><text:span text:style-name="Strong_20_Emphasis"><text:span text:style-name="T5">GET</text:span></text:span><text:span text:style-name="T4">, </text:span><text:span text:style-name="Strong_20_Emphasis"><text:span text:style-name="T5">POST</text:span></text:span><text:span text:style-name="T4">, </text:span><text:span text:style-name="Strong_20_Emphasis"><text:span text:style-name="T5">PUT</text:span></text:span><text:span text:style-name="T4">, </text:span><text:span text:style-name="Strong_20_Emphasis"><text:span text:style-name="T5">DELETE</text:span></text:span><text:span text:style-name="T4">, and </text:span><text:span text:style-name="Strong_20_Emphasis"><text:span text:style-name="T5">OPTIONS</text:span></text:span><text:span text:style-name="T4">.</text:span></text:p>
      <text:p text:style-name="P10"><text:span text:style-name="T4"/></text:p>
      <text:h text:style-name="P6" text:outline-level="2"><text:bookmark text:name="some-useful-methods-of-resttemplate"/><text:span text:style-name="T17">Some Useful Methods of </text:span><text:span text:style-name="Source_20_Text"><text:span text:style-name="T11">RestTemplate</text:span></text:span></text:h>
      <text:p text:style-name="P12"><text:span text:style-name="T18">Before looking at the examples, it will be helpful to take a look at the important methods of the </text:span><text:span text:style-name="Source_20_Text"><text:span text:style-name="T12">RestTemplate</text:span></text:span><text:span text:style-name="T18"> class.</text:span></text:p>
      <text:p text:style-name="P12"><text:span text:style-name="Source_20_Text"><text:span text:style-name="T12">RestTemplate</text:span></text:span><text:span text:style-name="T18"> provides higher-level methods for each of the HTTP methods which make it easy to invoke RESTful services.</text:span></text:p>
      <text:p text:style-name="P23">The names of most of the methods are based on a naming convention:</text:p>
      <text:list xml:id="list451816080" text:style-name="L8">
        <text:list-item>
          <text:p text:style-name="P24">the first part in the name indicates the HTTP method being invoked</text:p>
        </text:list-item>
        <text:list-item>
          <text:p text:style-name="P25">the second part in the name indicates returned element.</text:p>
        </text:list-item>
      </text:list>
      <text:p text:style-name="P12"><text:span text:style-name="T18">For example, the method </text:span><text:span text:style-name="Source_20_Text"><text:span text:style-name="T12">getForObject()</text:span></text:span><text:span text:style-name="T18"> will perform a GET and return an object.</text:span></text:p>
      <text:p text:style-name="P12"><text:span text:style-name="Strong_20_Emphasis"><text:span text:style-name="Source_20_Text"><text:span text:style-name="T13">getForEntity()</text:span></text:span></text:span><text:span text:style-name="T18">: executes a GET request and returns an object of </text:span><text:span text:style-name="Source_20_Text"><text:span text:style-name="T12">ResponseEntity</text:span></text:span><text:span text:style-name="T18"> class that contains both the status code and the resource as an object.</text:span></text:p>
      <text:p text:style-name="P12"><text:span text:style-name="Strong_20_Emphasis"><text:span text:style-name="Source_20_Text"><text:span text:style-name="T13">getForObject()</text:span></text:span></text:span><text:span text:style-name="T18"> : similar to </text:span><text:span text:style-name="Source_20_Text"><text:span text:style-name="T12">getForEntity()</text:span></text:span><text:span text:style-name="T18">, but returns the resource directly.</text:span></text:p>
      <text:p text:style-name="P12"><text:soft-page-break/><text:span text:style-name="Strong_20_Emphasis"><text:span text:style-name="Source_20_Text"><text:span text:style-name="T13">exchange()</text:span></text:span></text:span><text:span text:style-name="T18">: executes a specified HTTP method, such as GET, POST, PUT, etc, and returns a </text:span><text:span text:style-name="Source_20_Text"><text:span text:style-name="T12">ResponseEntity</text:span></text:span><text:span text:style-name="T18"> containing both the HTTP status code and the resource as an object.</text:span></text:p>
      <text:p text:style-name="P12"><text:span text:style-name="Strong_20_Emphasis"><text:span text:style-name="Source_20_Text"><text:span text:style-name="T13">execute()</text:span></text:span></text:span><text:span text:style-name="T18"> : similar to the </text:span><text:span text:style-name="Source_20_Text"><text:span text:style-name="T12">exchange()</text:span></text:span><text:span text:style-name="T18"> method, but takes additional parameters: </text:span><text:span text:style-name="Source_20_Text"><text:span text:style-name="T12">RequestCallback</text:span></text:span><text:span text:style-name="T18"> and </text:span><text:span text:style-name="Source_20_Text"><text:span text:style-name="T12">ResultSetExtractor</text:span></text:span><text:span text:style-name="T18">.</text:span></text:p>
      <text:p text:style-name="P12"><text:span text:style-name="Strong_20_Emphasis"><text:span text:style-name="Source_20_Text"><text:span text:style-name="T13">headForHeaders()</text:span></text:span></text:span><text:span text:style-name="T18">: executes a HEAD request and returns all HTTP headers for the specified URL.</text:span></text:p>
      <text:p text:style-name="P12"><text:span text:style-name="Strong_20_Emphasis"><text:span text:style-name="Source_20_Text"><text:span text:style-name="T13">optionsForAllow()</text:span></text:span></text:span><text:span text:style-name="T18">: executes an OPTIONS request and uses the Allow header to return the HTTP methods that are allowed under the specified URL.</text:span></text:p>
      <text:p text:style-name="P12"><text:span text:style-name="Strong_20_Emphasis"><text:span text:style-name="Source_20_Text"><text:span text:style-name="T13">delete()</text:span></text:span></text:span><text:span text:style-name="T18">: deletes the resources at the given URL using the HTTP DELETE method.</text:span></text:p>
      <text:p text:style-name="P12"><text:span text:style-name="Strong_20_Emphasis"><text:span text:style-name="Source_20_Text"><text:span text:style-name="T13">put()</text:span></text:span></text:span><text:span text:style-name="T18">: updates a resource for a given URL using the HTTP PUT method.</text:span></text:p>
      <text:p text:style-name="P12"><text:span text:style-name="Strong_20_Emphasis"><text:span text:style-name="Source_20_Text"><text:span text:style-name="T13">postForObject()</text:span></text:span></text:span><text:span text:style-name="T18"> : creates a new resource using HTTP POST method and returns an entity.</text:span></text:p>
      <text:p text:style-name="P12"><text:span text:style-name="Strong_20_Emphasis"><text:span text:style-name="Source_20_Text"><text:span text:style-name="T13">postForLocation()</text:span></text:span></text:span><text:span text:style-name="T18">: creates a new resource using the HTTP POST method and returns the location of the newly created resource.</text:span></text:p>
      <text:p text:style-name="P12"><text:span text:style-name="T18">For additional information on the methods of </text:span><text:span text:style-name="Source_20_Text"><text:span text:style-name="T12">RestTemplate</text:span></text:span><text:span text:style-name="T18">, please refer to the </text:span><text:a xlink:type="simple" xlink:href="https://docs.spring.io/spring-framework/docs/current/javadoc-api/org/springframework/web/client/RestTemplate.html" text:style-name="Internet_20_link" text:visited-style-name="Visited_20_Internet_20_Link"><text:span text:style-name="T19">Javadoc</text:span></text:a><text:span text:style-name="T18">.</text:span></text:p>
      <text:p text:style-name="P10"><text:span text:style-name="T4"/></text:p>
      <text:h text:style-name="P4" text:outline-level="2"><text:span text:style-name="T28">2</text:span>. Spring RestTemplate – HTTP GET Example</text:h>
      <text:p text:style-name="P21">Available methods for executing GET APIs are::</text:p>
      <text:list xml:id="list2058337607" text:style-name="L1">
        <text:list-item>
          <text:p text:style-name="P13"><text:span text:style-name="Strong_20_Emphasis"><text:span text:style-name="T5">getForObject(url, classType)</text:span></text:span><text:span text:style-name="T4"> – retrieve a representation by doing a GET on the URL. The response (if any) is unmarshalled to given class type and returned.</text:span></text:p>
        </text:list-item>
        <text:list-item>
          <text:p text:style-name="P13"><text:span text:style-name="Strong_20_Emphasis"><text:span text:style-name="T5">getForEntity(url, responseType)</text:span></text:span><text:span text:style-name="T4"> – retrieve a representation as </text:span><text:span text:style-name="Emphasis"><text:span text:style-name="T6">ResponseEntity</text:span></text:span><text:span text:style-name="T4"> by doing a GET on the URL.</text:span></text:p>
        </text:list-item>
        <text:list-item>
          <text:p text:style-name="P13"><text:span text:style-name="Strong_20_Emphasis"><text:span text:style-name="T5">exchange(url, httpMethod, requestEntity, responseType)</text:span></text:span><text:span text:style-name="T4"> – execute the specified </text:span><text:span text:style-name="Source_20_Text"><text:span text:style-name="T10">RequestEntity</text:span></text:span><text:span text:style-name="T4"> and return the response as </text:span><text:span text:style-name="Emphasis"><text:span text:style-name="T6">ResponseEntity</text:span></text:span><text:span text:style-name="T4">.</text:span></text:p>
        </text:list-item>
        <text:list-item>
          <text:p text:style-name="P13"><text:span text:style-name="Strong_20_Emphasis"><text:span text:style-name="T5">execute(url, httpMethod, requestCallback, responseExtractor)</text:span></text:span><text:span text:style-name="T4"> – execute the </text:span><text:span text:style-name="Emphasis"><text:span text:style-name="T6">httpMethod</text:span></text:span><text:span text:style-name="T4"> to the given URI template, preparing the request with the </text:span><text:span text:style-name="Emphasis"><text:span text:style-name="T6">RequestCallback</text:span></text:span><text:span text:style-name="T4">, and reading the response with a </text:span><text:span text:style-name="Emphasis"><text:span text:style-name="T6">ResponseExtractor</text:span></text:span><text:span text:style-name="T4">.</text:span></text:p>
        </text:list-item>
      </text:list>
      <text:p text:style-name="P11"><text:span text:style-name="T4"/></text:p>
      <text:h text:style-name="P3" text:outline-level="2"><text:span text:style-name="T31">3</text:span><text:span text:style-name="T1">.</text:span><text:span text:style-name="T29"> Spring RestTemplate – HTTP POST Example</text:span></text:h>
      <text:p text:style-name="P21">Available methods for consuming POST APIs are:</text:p>
      <text:list xml:id="list1498362457" text:style-name="L2">
        <text:list-item>
          <text:p text:style-name="P14"><text:span text:style-name="Strong_20_Emphasis"><text:span text:style-name="T5">postForObject(url, request, classType)</text:span></text:span><text:span text:style-name="T4"> – POSTs the given object to the URL, and returns the representation found in the response as given class type.</text:span></text:p>
        </text:list-item>
        <text:list-item>
          <text:p text:style-name="P14"><text:span text:style-name="Strong_20_Emphasis"><text:span text:style-name="T5">postForEntity(url, request, responseType)</text:span></text:span><text:span text:style-name="T4"> – POSTs the given object to the URL, and returns the response as </text:span><text:span text:style-name="Emphasis"><text:span text:style-name="T6">ResponseEntity</text:span></text:span><text:span text:style-name="T4">.</text:span></text:p>
        </text:list-item>
        <text:list-item>
          <text:p text:style-name="P14"><text:soft-page-break/><text:span text:style-name="Strong_20_Emphasis"><text:span text:style-name="T5">postForLocation(url, request, responseType)</text:span></text:span><text:span text:style-name="T4"> – POSTs the given object to the URL, and returns returns the value of the </text:span><text:span text:style-name="Source_20_Text"><text:span text:style-name="T10">Location</text:span></text:span><text:span text:style-name="T4"> header.</text:span></text:p>
        </text:list-item>
        <text:list-item>
          <text:p text:style-name="P14"><text:span text:style-name="Strong_20_Emphasis"><text:span text:style-name="T5">exchange(url, requestEntity, responseType)</text:span></text:span></text:p>
        </text:list-item>
        <text:list-item>
          <text:p text:style-name="P14"><text:span text:style-name="Strong_20_Emphasis"><text:span text:style-name="T5">execute(url, httpMethod, requestCallback, responseExtractor)</text:span></text:span></text:p>
        </text:list-item>
      </text:list>
      <text:p text:style-name="P11"><text:span text:style-name="Strong_20_Emphasis"><text:span text:style-name="T5"/></text:span></text:p>
      <text:h text:style-name="P5" text:outline-level="2"><text:span text:style-name="Strong_20_Emphasis"><text:span text:style-name="T8">4</text:span></text:span><text:span text:style-name="Strong_20_Emphasis"><text:span text:style-name="T7">. Spring RestTemplate – HTTP PUT Method Example</text:span></text:span></text:h>
      <text:p text:style-name="P21">Available methods are:</text:p>
      <text:list xml:id="list4032475541" text:style-name="L3">
        <text:list-item>
          <text:p text:style-name="P15"><text:span text:style-name="Strong_20_Emphasis"><text:span text:style-name="T5">put(url, request)</text:span></text:span><text:span text:style-name="T4"> – PUTs the given request object to URL.</text:span></text:p>
        </text:list-item>
      </text:list>
      <text:p text:style-name="P11"/>
      <text:p text:style-name="P11"><text:span text:style-name="Strong_20_Emphasis"><text:span text:style-name="T5"/></text:span></text:p>
      <text:h text:style-name="P5" text:outline-level="2"><text:span text:style-name="Strong_20_Emphasis"><text:span text:style-name="T9">5</text:span></text:span><text:span text:style-name="Strong_20_Emphasis"><text:span text:style-name="T7">. Spring RestTemplate – HTTP DELETE Method Example</text:span></text:span></text:h>
      <text:p text:style-name="P21">Available methods are:</text:p>
      <text:list xml:id="list2264444870" text:style-name="L5">
        <text:list-item>
          <text:p text:style-name="P16"><text:span text:style-name="Strong_20_Emphasis"><text:span text:style-name="T5">delete(url)</text:span></text:span><text:span text:style-name="T4"> – deletes the resource at the specified URL.</text:span></text:p>
        </text:list-item>
      </text:list>
      <text:p text:style-name="P11"><text:span text:style-name="Strong_20_Emphasis"><text:span text:style-name="T5"/></text:span></text:p>
      <text:p text:style-name="P11"><text:span text:style-name="T4"/></text:p>
      <text:h text:style-name="P1" text:outline-level="1">Configuring Spring RestTemplate with HttpClient</text:h>
      <text:p text:style-name="P10"><text:span text:style-name="T4">In </text:span><text:a xlink:type="simple" xlink:href="https://howtodoinjava.com/spring-boot2/resttemplate/spring-restful-client-resttemplate-example/" text:style-name="Internet_20_link" text:visited-style-name="Visited_20_Internet_20_Link"><text:span text:style-name="T15">Spring RestTemplate example</text:span></text:a><text:span text:style-name="T4">, we learned to access REST APIs inside Spring application. In this tutorial, we are extending the </text:span><text:span text:style-name="Strong_20_Emphasis"><text:span text:style-name="T5">RestTemplate configuration</text:span></text:span><text:span text:style-name="T4"> to use </text:span><text:a xlink:type="simple" xlink:href="https://hc.apache.org/httpcomponents-client-ga/" text:style-name="Internet_20_link" text:visited-style-name="Visited_20_Internet_20_Link"><text:span text:style-name="T15">Apache HttpClient 4</text:span></text:a><text:span text:style-name="T4">.</text:span></text:p>
      <text:p text:style-name="P21">The purpose of this tutorial is to give you pre-cooked recipe for little head-start, and save you from writing all bits and pieces, which really takes lots of time.</text:p>
      <text:h text:style-name="P2" text:outline-level="2">1. HttpClient Configuration</text:h>
      <text:p text:style-name="P10"><text:span text:style-name="T4">In </text:span><text:span text:style-name="Source_20_Text"><text:span text:style-name="T10">HttpClientConfig</text:span></text:span><text:span text:style-name="T4"> class, we are configuring mainly two things –</text:span></text:p>
      <text:list xml:id="list1603748618" text:style-name="L6">
        <text:list-item>
          <text:p text:style-name="P18"><text:a xlink:type="simple" xlink:href="https://hc.apache.org/httpcomponents-client-ga/httpclient/apidocs/org/apache/http/impl/conn/PoolingHttpClientConnectionManager.html" office:target-frame-name="_blank" xlink:show="new" text:style-name="Internet_20_link" text:visited-style-name="Visited_20_Internet_20_Link"><text:span text:style-name="Source_20_Text"><text:span text:style-name="T16">PoolingHttpClientConnectionManager</text:span></text:span></text:a><text:span text:style-name="T4"> – As name suggest, its connection pool manager. Here, connections are pooled on a per route basis. A request for a route which already the manager has persistent connections for available in the pool will be services by leasing a connection from the pool rather than creating a brand new connection.</text:span></text:p>
          <text:p text:style-name="P17"><text:a xlink:type="simple" xlink:href="https://hc.apache.org/httpcomponents-client-4.5.x/current/httpclient/apidocs/org/apache/http/conn/ConnectionKeepAliveStrategy.html" office:target-frame-name="_blank" xlink:show="new" text:style-name="Internet_20_link" text:visited-style-name="Visited_20_Internet_20_Link"><text:span text:style-name="Source_20_Text"><text:span text:style-name="T16">ConnectionKeepAliveStrategy</text:span></text:span></text:a><text:span text:style-name="T4"> helps in setting time which decide how long a connection can remain idle before being reused.</text:span></text:p>
        </text:list-item>
        <text:list-item>
          <text:p text:style-name="P18"><text:span text:style-name="T4">And set a </text:span><text:span text:style-name="Source_20_Text"><text:span text:style-name="T10">idleConnectionMonitor</text:span></text:span><text:span text:style-name="T4"> thread, which periodically check all connections and free up which have not been used and idle time has elapsed.</text:span></text:p>
        </text:list-item>
      </text:list>
      <text:p text:style-name="P10"><text:span text:style-name="T4">The real http client to use is </text:span><text:a xlink:type="simple" xlink:href="https://hc.apache.org/httpcomponents-client-5.1.x/current/httpclient5/apidocs/org/apache/hc/client5/http/impl/classic/CloseableHttpClient.html" office:target-frame-name="_blank" xlink:show="new" text:style-name="Internet_20_link" text:visited-style-name="Visited_20_Internet_20_Link"><text:span text:style-name="Source_20_Text"><text:span text:style-name="T16">CloseableHttpClient</text:span></text:span></text:a><text:span text:style-name="T4"> bean. It is what </text:span><text:span text:style-name="Source_20_Text"><text:span text:style-name="T10">RestTemplate</text:span></text:span><text:span text:style-name="T4"> will use to get the connection to API endpoints.</text:span></text:p>
      <text:p text:style-name="P20"/>
      <text:h text:style-name="P4" text:outline-level="2"><text:soft-page-break/>2. Spring RestTemplate Configuration</text:h>
      <text:p text:style-name="P10"><text:span text:style-name="T4">Here we are configuring </text:span><text:span text:style-name="Source_20_Text"><text:span text:style-name="T10">RestTemplate</text:span></text:span><text:span text:style-name="T4"> bean which we will finally use to invoke REST APIs. As mentioned above, it uses </text:span><text:span text:style-name="Source_20_Text"><text:span text:style-name="T10">CloseableHttpClient</text:span></text:span><text:span text:style-name="T4"> bean instance to build </text:span><text:a xlink:type="simple" xlink:href="https://docs.spring.io/spring-framework/docs/current/javadoc-api/org/springframework/http/client/ClientHttpRequestFactory.html" office:target-frame-name="_blank" xlink:show="new" text:style-name="Internet_20_link" text:visited-style-name="Visited_20_Internet_20_Link"><text:span text:style-name="Source_20_Text"><text:span text:style-name="T16">ClientHttpRequestFactory</text:span></text:span></text:a><text:span text:style-name="T4">, which is used to create </text:span><text:span text:style-name="Source_20_Text"><text:span text:style-name="T10">RestTemplate</text:span></text:span><text:span text:style-name="T4">.</text:span></text:p>
      <text:list xml:id="list369947596" text:style-name="L7">
        <text:list-item>
          <text:p text:style-name="P19"><text:a xlink:type="simple" xlink:href="https://docs.spring.io/spring-framework/docs/current/javadoc-api/org/springframework/http/client/HttpComponentsClientHttpRequestFactory.html" office:target-frame-name="_blank" xlink:show="new" text:style-name="Internet_20_link" text:visited-style-name="Visited_20_Internet_20_Link"><text:span text:style-name="Source_20_Text"><text:span text:style-name="T16">HttpComponentsClientHttpRequestFactory</text:span></text:span></text:a><text:span text:style-name="T4"> is </text:span><text:span text:style-name="Source_20_Text"><text:span text:style-name="T10">ClientHttpRequestFactory</text:span></text:span><text:span text:style-name="T4"> implementation that uses </text:span><text:span text:style-name="Emphasis"><text:span text:style-name="T6">Apache HttpComponents HttpClient</text:span></text:span><text:span text:style-name="T4"> to create requests.</text:span></text:p>
        </text:list-item>
        <text:list-item>
          <text:p text:style-name="P19"><text:span text:style-name="T4">We have used </text:span><text:span text:style-name="Source_20_Text"><text:span text:style-name="T10">@Scheduled</text:span></text:span><text:span text:style-name="T4"> annotation in </text:span><text:span text:style-name="Source_20_Text"><text:span text:style-name="T10">httpClient</text:span></text:span><text:span text:style-name="T4"> configuration. To support this, we have to add support of scheduled execution of thread. For that, we have used bean </text:span><text:span text:style-name="Source_20_Text"><text:span text:style-name="T10">ThreadPoolTaskScheduler</text:span></text:span><text:span text:style-name="T4"> which internally utilizes </text:span><text:a xlink:type="simple" xlink:href="https://docs.oracle.com/javase/7/docs/api/java/util/concurrent/ScheduledThreadPoolExecutor.html" text:style-name="Internet_20_link" text:visited-style-name="Visited_20_Internet_20_Link"><text:span text:style-name="T15">ScheduledThreadPoolExecutor</text:span></text:a><text:span text:style-name="T4"> to schedule commands to run after a given delay, or to execute periodically.</text:span></text:p>
        </text:list-item>
      </text:list>
      <text:p text:style-name="Standard"/>
      <text:p text:style-name="P9">Execute() vs exchange() methods <text:span text:style-name="T34">further explanation</text:span>:</text:p>
      <text:p text:style-name="P9"/>
      <text:p text:style-name="P28"><text:span text:style-name="Strong_20_Emphasis"><text:span text:style-name="T20">Execute(..)</text:span></text:span><text:span text:style-name="T22"> The most raw form of method, to make REST call.</text:span></text:p>
      <text:p text:style-name="P28"><text:span text:style-name="Strong_20_Emphasis"><text:span text:style-name="T20">Exchange(..)</text:span></text:span><text:span text:style-name="T22"> A wrapper over Execute method.</text:span></text:p>
      <text:p text:style-name="Standard"/>
      <text:p text:style-name="Standard"/>
      <text:p text:style-name="P28"><text:span text:style-name="T22">Let's start with </text:span><text:span text:style-name="Strong_20_Emphasis"><text:span text:style-name="Source_20_Text"><text:span text:style-name="T23">execute</text:span></text:span></text:span><text:span text:style-name="T22">, since it's the most generic method:</text:span></text:p>
      <text:p text:style-name="P7"><text:span text:style-name="Source_20_Text"><text:span text:style-name="T26">execute(String url, HttpMethod method, </text:span></text:span><text:span text:style-name="Source_20_Text"><text:span text:style-name="T25">@Nullable</text:span></text:span><text:span text:style-name="Source_20_Text"><text:span text:style-name="T26"> RequestCallback requestCallback,</text:span></text:span></text:p>
      <text:p text:style-name="P7"><text:span text:style-name="Source_20_Text"><text:span text:style-name="T27"><text:s text:c="8"/></text:span></text:span><text:span text:style-name="Source_20_Text"><text:span text:style-name="T25">@Nullable</text:span></text:span><text:span text:style-name="Source_20_Text"><text:span text:style-name="T26"> ResponseExtractor&lt;T&gt; responseExtractor, Object... uriVariables)</text:span></text:span></text:p>
      <text:p text:style-name="P28"><text:span text:style-name="T22">Note the </text:span><text:span text:style-name="Source_20_Text"><text:span text:style-name="T24">uriVariables</text:span></text:span><text:span text:style-name="T22"> can be passed as a </text:span><text:span text:style-name="Source_20_Text"><text:span text:style-name="T24">Map</text:span></text:span><text:span text:style-name="T22"> too.</text:span></text:p>
      <text:p text:style-name="P28"><text:span text:style-name="Source_20_Text"><text:span text:style-name="T24">execute</text:span></text:span><text:span text:style-name="T22"> is designed to be applicable in the highest variety of scenarios possible:</text:span></text:p>
      <text:list xml:id="list3988108963" text:style-name="L9">
        <text:list-item>
          <text:p text:style-name="P26">The first and second parameters allow any valid combination of URL and method.</text:p>
        </text:list-item>
        <text:list-item>
          <text:p text:style-name="P29"><text:span text:style-name="T21">The request can be modified in a myriad of different ways by passing a custom </text:span><text:span text:style-name="Source_20_Text"><text:span text:style-name="T24">RequestCallback</text:span></text:span><text:span text:style-name="T21"> (a </text:span><text:span text:style-name="Source_20_Text"><text:span text:style-name="T24">@FunctionalInterface</text:span></text:span><text:span text:style-name="T21"> with just one method </text:span><text:span text:style-name="Source_20_Text"><text:span text:style-name="T24">doWithRequest(ClientHttpRequest request)</text:span></text:span><text:span text:style-name="T21">) before sending it.</text:span></text:p>
        </text:list-item>
        <text:list-item>
          <text:p text:style-name="P29"><text:span text:style-name="T21">The response returned from the remote resource can be deserialized in any way necessary by passing a custom </text:span><text:span text:style-name="Source_20_Text"><text:span text:style-name="T24">ResponseExtractor</text:span></text:span><text:span text:style-name="T21">.</text:span></text:p>
        </text:list-item>
      </text:list>
      <text:p text:style-name="P28"><text:span text:style-name="T22">Compare this with </text:span><text:span text:style-name="Strong_20_Emphasis"><text:span text:style-name="Source_20_Text"><text:span text:style-name="T23">exchange</text:span></text:span></text:span><text:span text:style-name="T22">:</text:span></text:p>
      <text:p text:style-name="P7"><text:span text:style-name="Source_20_Text"><text:span text:style-name="T26">exchange(String url, HttpMethod method, </text:span></text:span><text:span text:style-name="Source_20_Text"><text:span text:style-name="T25">@Nullable</text:span></text:span><text:span text:style-name="Source_20_Text"><text:span text:style-name="T26"> HttpEntity&lt;?&gt; requestEntity,</text:span></text:span></text:p>
      <text:p text:style-name="P8"><text:span text:style-name="Source_20_Text"><text:span text:style-name="T27"><text:s text:c="9"/></text:span></text:span><text:span text:style-name="Source_20_Text"><text:span text:style-name="T26">Class&lt;T&gt; responseType, Object... uriVariables)</text:span></text:span></text:p>
      <text:p text:style-name="P27">There are two major differences here:</text:p>
      <text:list xml:id="list2081210348" text:style-name="L10">
        <text:list-item>
          <text:p text:style-name="P30"><text:span text:style-name="T21">You can now pass an </text:span><text:span text:style-name="Source_20_Text"><text:span text:style-name="T24">HttpEntity</text:span></text:span><text:span text:style-name="T21"> directly, whereas before it needed to be set manually using the </text:span><text:span text:style-name="Source_20_Text"><text:span text:style-name="T24">RequestCallback</text:span></text:span><text:span text:style-name="T21">.</text:span></text:p>
        </text:list-item>
        <text:list-item>
          <text:p text:style-name="P30"><text:span text:style-name="T21">Deserialization mechanics are provided out of the box by passing the desired response type </text:span><text:span text:style-name="Source_20_Text"><text:span text:style-name="T24">Class</text:span></text:span><text:span text:style-name="T21">.</text:span></text:p>
        </text:list-item>
      </text:list>
      <text:p text:style-name="P27">As you can see, this is much more convenient for everyday use.</text:p>
      <text:p text:style-name="P28"><text:span text:style-name="T22">Methods like </text:span><text:span text:style-name="Strong_20_Emphasis"><text:span text:style-name="Source_20_Text"><text:span text:style-name="T23">getForEntity</text:span></text:span></text:span><text:span text:style-name="T22"> and </text:span><text:span text:style-name="Strong_20_Emphasis"><text:span text:style-name="Source_20_Text"><text:span text:style-name="T23">postForEntity</text:span></text:span></text:span><text:span text:style-name="T22"> are even shorter, easier to understand versions of this:</text:span></text:p>
      <text:p text:style-name="P7"><text:span text:style-name="Source_20_Text"><text:span text:style-name="T26">getForEntity(String url, Class&lt;T&gt; responseType, Object... uriVariables)</text:span></text:span></text:p>
      <text:p text:style-name="P8"/>
      <text:p text:style-name="P7"><text:span text:style-name="Source_20_Text"><text:span text:style-name="T26">postForEntity(String url, </text:span></text:span><text:span text:style-name="Source_20_Text"><text:span text:style-name="T25">@Nullable</text:span></text:span><text:span text:style-name="Source_20_Text"><text:span text:style-name="T26"> Object request, Class&lt;T&gt; responseType,</text:span></text:span></text:p>
      <text:p text:style-name="P8"><text:span text:style-name="Source_20_Text"><text:span text:style-name="T27"><text:s text:c="14"/></text:span></text:span><text:span text:style-name="Source_20_Text"><text:span text:style-name="T26">Object... uriVariables)</text:span></text:span></text:p>
      <text:p text:style-name="P28"><text:span text:style-name="T22">Notice </text:span><text:span text:style-name="Source_20_Text"><text:span text:style-name="T24">postForEntity</text:span></text:span><text:span text:style-name="T22"> now allows you to POST any </text:span><text:span text:style-name="Source_20_Text"><text:span text:style-name="T24">Object</text:span></text:span><text:span text:style-name="T22"> directly without a wrapper. There is no performance benefit or detriment to using these instead of </text:span><text:span text:style-name="Source_20_Text"><text:span text:style-name="T24">execute</text:span></text:span><text:span text:style-name="T22">, as they call </text:span><text:span text:style-name="Source_20_Text"><text:span text:style-name="T24">execute</text:span></text:span><text:span text:style-name="T22"> themselves under the hood - it's simply a matter of convenience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aleway" svg:font-family="Raleway, sans-serif"/>
    <style:font-face style:name="apple-system" svg:font-family="apple-system, BlinkMacSystemFont, 'Segoe UI Adjusted', 'Segoe UI', 'Liberation Sans', sans-serif"/>
    <style:font-face style:name="inherit" svg:font-family="inherit"/>
    <style:font-face style:name="oswald" svg:font-family="oswald, sans-serif"/>
    <style:font-face style:name="roboto slab" svg:font-family="'roboto slab', serif"/>
    <style:font-face style:name="ui-monospace" svg:font-family="ui-monospace, 'Cascadia Mono', 'Segoe UI Mono', 'Liberation Mono', Menlo, Monaco, Consolas, monospace"/>
    <style:font-face style:name="var bs-font-monospace" svg:font-family="'var bs-font-monospace'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4T22:20:41.747000000</meta:creation-date>
    <meta:generator>LibreOffice/7.3.4.2$Windows_X86_64 LibreOffice_project/728fec16bd5f605073805c3c9e7c4212a0120dc5</meta:generator>
    <dc:date>2022-07-24T23:16:06.922000000</dc:date>
    <meta:editing-duration>PT55M21S</meta:editing-duration>
    <meta:editing-cycles>15</meta:editing-cycles>
    <meta:document-statistic meta:table-count="0" meta:image-count="0" meta:object-count="0" meta:page-count="4" meta:paragraph-count="81" meta:word-count="1226" meta:character-count="8348" meta:non-whitespace-character-count="7179"/>
  </office:meta>
</office:document-meta>
</file>